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VERGARAY MORALES, JAIME LUIS</text:span></text:p>
      <text:p text:style-name="P3"><text:span text:style-name="T6">CANT. TOTAL DE CAJAS: 1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SOFIA SIPIRAM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GALLINAS 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1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LIM</text:span></text:p>
      <text:p text:style-name="P6"/>
      <text:p text:style-name="P6">Recojo: <text:span text:style-name="T3">VERGARAY MORALES, JAIME LUIS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4T00:26:46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